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Ubuntu1" svg:font-family="Ubuntu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2.194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508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stroke="dash" draw:stroke-dash="Fine_20_Dashed" draw:marker-start=""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178cm"/>
    </style:style>
    <style:style style:name="P1" style:family="paragraph">
      <style:paragraph-properties fo:text-align="center"/>
      <style:text-properties style:font-name="Ubuntu" fo:font-size="12pt" style:font-size-asian="18pt" style:font-size-complex="18pt"/>
    </style:style>
    <style:style style:name="P2" style:family="paragraph">
      <style:text-properties style:font-name="Ubuntu" fo:font-size="12pt" style:font-size-asian="18pt" style:font-size-complex="18pt"/>
    </style:style>
    <style:style style:name="P3" style:family="paragraph">
      <style:text-properties style:font-name="Ubuntu" fo:font-size="12pt"/>
    </style:style>
    <style:style style:name="P4" style:family="paragraph">
      <style:paragraph-properties fo:text-align="center"/>
      <style:text-properties style:font-name="Ubuntu" fo:font-size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Ubuntu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text-properties style:font-name="Ubuntu1" fo:font-size="12pt" style:font-size-asian="12pt" style:font-size-complex="12pt"/>
    </style:style>
    <style:style style:name="P9" style:family="paragraph">
      <style:paragraph-properties fo:text-align="center"/>
      <style:text-properties style:font-name="Ubuntu1" fo:font-size="12pt" style:font-size-asian="12pt" style:font-size-complex="12pt"/>
    </style:style>
    <style:style style:name="T1" style:family="text">
      <style:text-properties style:font-name="Ubuntu" fo:font-size="12pt" style:font-size-asian="18pt" style:font-size-complex="18pt"/>
    </style:style>
    <style:style style:name="T2" style:family="text">
      <style:text-properties style:font-name="Ubuntu" fo:font-size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font-name="Ubuntu1" fo:font-size="12pt" style:font-size-asian="12pt" style:font-size-complex="12pt"/>
    </style:style>
    <style:style style:name="T5" style:family="text">
      <style:text-properties style:font-name="Ubuntu1" fo:font-size="18pt" style:font-size-asian="18pt" style:font-size-complex="18pt"/>
    </style:style>
    <style:style style:name="T6" style:family="text">
      <style:text-properties style:font-name="Ubuntu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7cm" svg:height="13.587cm" svg:x="4.429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731cm" svg:height="10.731cm" svg:x="5.888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.191cm" svg:height="12.191cm" svg:x="5.126cm" svg:y="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35cm" svg:height="1.524cm" svg:x="10.714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651cm" svg:height="1.266cm" svg:x="8.455cm" svg:y="8.592cm">
          <draw:text-box>
            <text:p><text:span text:style-name="T1">r2</text:span></text:p>
          </draw:text-box>
        </draw:frame>
        <draw:line draw:style-name="gr6" draw:text-style-name="P1" draw:layer="layout" svg:x1="10.968cm" svg:y1="11.962cm" svg:x2="7.158cm" svg:y2="7.517cm">
          <text:p/>
        </draw:line>
        <draw:frame draw:style-name="gr7" draw:text-style-name="P2" draw:layer="layout" svg:width="1.397cm" svg:height="1.393cm" svg:x="11.095cm" svg:y="11.581cm">
          <draw:text-box>
            <text:p><text:span text:style-name="T1">p2</text:span></text:p>
          </draw:text-box>
        </draw:frame>
        <draw:line draw:style-name="gr8" draw:text-style-name="P1" draw:layer="layout" svg:x1="15.921cm" svg:y1="4.723cm" svg:x2="14.27cm" svg:y2="6.628cm">
          <text:p/>
        </draw:line>
        <draw:frame draw:style-name="gr7" draw:text-style-name="P2" draw:layer="layout" svg:width="1.27cm" svg:height="1.393cm" svg:x="15.748cm" svg:y="4.161cm">
          <draw:text-box>
            <text:p><text:span text:style-name="T1">c2</text:span></text:p>
          </draw:text-box>
        </draw:frame>
        <draw:line draw:style-name="gr8" draw:text-style-name="P1" draw:layer="layout" svg:x1="9.063cm" svg:y1="3.707cm" svg:x2="10.968cm" svg:y2="5.612cm">
          <text:p/>
        </draw:line>
        <draw:frame draw:style-name="gr7" draw:text-style-name="P2" draw:layer="layout" svg:width="1.27cm" svg:height="1.393cm" svg:x="12.871cm" svg:y="3.048cm">
          <draw:text-box>
            <text:p><text:span text:style-name="T1">c1</text:span></text:p>
          </draw:text-box>
        </draw:frame>
        <draw:line draw:style-name="gr9" draw:text-style-name="P1" draw:layer="layout" svg:x1="11.095cm" svg:y1="5.866cm" svg:x2="11.095cm" svg:y2="5.104cm">
          <text:p/>
        </draw:line>
        <draw:frame draw:style-name="gr7" draw:text-style-name="P2" draw:layer="layout" svg:width="1.27cm" svg:height="1.393cm" svg:x="8.355cm" svg:y="2.891cm">
          <draw:text-box>
            <text:p><text:span text:style-name="T1">r1</text:span></text:p>
          </draw:text-box>
        </draw:frame>
        <draw:line draw:style-name="gr8" draw:text-style-name="P1" draw:layer="layout" svg:x1="13cm" svg:y1="3.707cm" svg:x2="11.349cm" svg:y2="5.612cm">
          <text:p/>
        </draw:line>
        <draw:frame draw:style-name="gr10" draw:text-style-name="P3" draw:layer="layout" svg:width="17.782cm" svg:height="1.377cm" svg:x="1.095cm" svg:y="1.273cm">
          <draw:text-box>
            <text:p><text:span text:style-name="T2">Figure 3. XO Halo, top view</text:span></text:p>
            <text:p><text:span text:style-name="T2">Shows variables and parameters in Figure-2 from a perspective above (or below) apparatus.</text:span></text:p>
          </draw:text-box>
        </draw:frame>
        <draw:custom-shape draw:style-name="gr11" draw:text-style-name="P4" draw:layer="layout" svg:width="0.127cm" svg:height="0.127cm" svg:x="10.953cm" svg:y="11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5.842cm" svg:height="0.814cm" svg:x="14.589cm" svg:y="1cm">
          <draw:text-box>
            <text:p text:style-name="P5"><text:span text:style-name="T3">Rev.2015-07-15</text:span></text:p>
          </draw:text-box>
        </draw:frame>
        <draw:line draw:style-name="gr13" draw:text-style-name="P7" draw:layer="layout" svg:x1="10.967cm" svg:y1="18.061cm" svg:x2="10.967cm" svg:y2="21.167cm">
          <text:p/>
        </draw:line>
        <draw:line draw:style-name="gr14" draw:text-style-name="P7" draw:layer="layout" svg:x1="10.198cm" svg:y1="18.699cm" svg:x2="10.198cm" svg:y2="21.13cm">
          <text:p/>
        </draw:line>
        <draw:line draw:style-name="gr14" draw:text-style-name="P7" draw:layer="layout" svg:x1="11.738cm" svg:y1="18.77cm" svg:x2="11.738cm" svg:y2="21.201cm">
          <text:p/>
        </draw:line>
        <draw:custom-shape draw:style-name="gr15" draw:text-style-name="P1" draw:layer="layout" svg:width="0.635cm" svg:height="1.524cm" draw:transform="rotate (-1.5707963267949) translate (11.729cm 2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7cm" svg:y1="20.731cm" svg:x2="11.732cm" svg:y2="20.731cm">
          <text:p/>
        </draw:line>
        <draw:frame draw:style-name="gr16" draw:text-style-name="P8" draw:layer="layout" svg:width="0.879cm" svg:height="0.814cm" svg:x="10.992cm" svg:y="22.158cm">
          <draw:text-box>
            <text:p text:style-name="P8"><text:span text:style-name="T4">r3</text:span></text:p>
          </draw:text-box>
        </draw:frame>
        <draw:frame draw:style-name="gr16" draw:text-style-name="P8" draw:layer="layout" svg:width="0.951cm" svg:height="0.814cm" svg:x="8.776cm" svg:y="21.721cm">
          <draw:text-box>
            <text:p text:style-name="P8">c3</text:p>
          </draw:text-box>
        </draw:frame>
        <draw:frame draw:style-name="gr16" draw:text-style-name="P8" draw:layer="layout" svg:width="0.972cm" svg:height="0.814cm" svg:x="11.896cm" svg:y="7.317cm">
          <draw:text-box draw:corner-radius="2.566cm">
            <text:p text:style-name="P8">p1</text:p>
          </draw:text-box>
        </draw:frame>
        <draw:frame draw:style-name="gr16" draw:text-style-name="P8" draw:layer="layout" svg:width="0.972cm" svg:height="0.814cm" svg:x="8.717cm" svg:y="19.213cm">
          <draw:text-box>
            <text:p text:style-name="P8">p3</text:p>
          </draw:text-box>
        </draw:frame>
        <draw:line draw:style-name="gr8" draw:text-style-name="P9" draw:layer="layout" svg:x1="9.68cm" svg:y1="19.739cm" svg:x2="10.963cm" svg:y2="20.73cm">
          <text:p/>
        </draw:line>
        <draw:line draw:style-name="gr17" draw:text-style-name="P9" draw:layer="layout" svg:x1="12.129cm" svg:y1="7.318cm" svg:x2="11.166cm" svg:y2="5.948cm">
          <text:p/>
        </draw:line>
        <draw:frame draw:style-name="gr18" draw:text-style-name="P8" draw:layer="layout" svg:width="5.889cm" svg:height="1.428cm" svg:x="13.762cm" svg:y="21.138cm">
          <draw:text-box>
            <text:p text:style-name="P8"><text:span text:style-name="T4">Transmission line</text:span></text:p>
          </draw:text-box>
        </draw:frame>
        <draw:line draw:style-name="gr8" draw:text-style-name="P9" draw:layer="layout" svg:x1="13.733cm" svg:y1="21.604cm" svg:x2="11.983cm" svg:y2="20.525cm">
          <text:p/>
        </draw:line>
        <draw:frame draw:style-name="gr18" draw:text-style-name="P8" draw:layer="layout" svg:width="3.148cm" svg:height="1.428cm" svg:x="2.055cm" svg:y="17.489cm">
          <draw:text-box>
            <text:p text:style-name="P8"><text:span text:style-name="T4">Antenna </text:span><text:span text:style-name="T5">R</text:span><text:span text:style-name="T6">IN</text:span></text:p>
          </draw:text-box>
        </draw:frame>
        <draw:line draw:style-name="gr8" draw:text-style-name="P9" draw:layer="layout" svg:x1="3.673cm" svg:y1="17.692cm" svg:x2="5.657cm" svg:y2="16.21cm">
          <text:p/>
        </draw:line>
        <draw:line draw:style-name="gr8" draw:text-style-name="P9" draw:layer="layout" svg:x1="15.571cm" svg:y1="18.912cm" svg:x2="14.461cm" svg:y2="17.347cm">
          <text:p/>
        </draw:line>
        <draw:frame draw:style-name="gr18" draw:text-style-name="P8" draw:layer="layout" svg:width="3.979cm" svg:height="1.661cm" svg:x="15.701cm" svg:y="18.987cm">
          <draw:text-box>
            <text:p text:style-name="P8"><text:span text:style-name="T4">Inner conductor </text:span><text:span text:style-name="T5">R</text:span><text:span text:style-name="T6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Ubuntu1" svg:font-family="Ubuntu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 Fallback1" style:font-family-complex="'Droid Sans Fallback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Brink</meta:initial-creator>
    <meta:creation-date>2013-05-16T21:56:03</meta:creation-date>
    <dc:date>2015-07-15T11:01:07.390721000</dc:date>
    <meta:editing-duration>PT2H39M14S</meta:editing-duration>
    <meta:editing-cycles>14</meta:editing-cycles>
    <meta:generator>LibreOffice/4.3.4.1$MacOSX_x86 LibreOffice_project/bc356b2f991740509f321d70e4512a6a54c5f243</meta:generator>
    <meta:document-statistic meta:object-count="34"/>
  </office:meta>
</office:document-meta>
</file>